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T Std Light" svg:font-family="'Helvetica LT Std Light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Light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padding-top="0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padding-top="0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padding-top="0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53cm" svg:stroke-color="#000000" draw:marker-end="msArrowOpenEnd_20_5" draw:marker-end-width="0.315cm" draw:marker-end-center="false" draw:stroke-linejoin="miter" svg:stroke-linecap="square" draw:fill="solid" draw:fill-color="#dddddd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padding-top="0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solid" draw:fill-color="#dddddd"/>
      <style:paragraph-properties fo:margin-left="0cm" fo:margin-right="0cm" fo:line-height="100%" fo:text-align="center" fo:text-indent="0cm" style:writing-mode="lr-tb" style:font-independent-line-spacing="true"/>
      <style:text-properties fo:color="#000000" style:font-name="Helvetica1" fo:font-size="18pt" style:font-size-asian="18pt" style:font-size-complex="18pt"/>
    </style:style>
    <style:style style:name="P3" style:family="paragraph">
      <loext:graphic-properties draw:fill="solid" draw:fill-color="#dddddd"/>
      <style:paragraph-properties fo:text-align="center" style:writing-mode="lr-tb"/>
      <style:text-properties fo:color="#000000" fo:font-size="18pt" style:font-size-asian="18pt" style:font-size-complex="18pt"/>
    </style:style>
    <style:style style:name="T1" style:family="text">
      <style:text-properties fo:color="#000000" style:font-name="Helvetica1" fo:font-size="18pt" style:font-name-asian="Helvetica LT Std Light" style:font-size-asian="18pt" style:font-name-complex="Helvetica LT Std Light" style:font-size-complex="18pt"/>
    </style:style>
    <text:list-style style:name="L1">
      <text:list-level-style-number text:level="1" style:num-format="">
        <style:list-level-properties/>
        <style:text-properties fo:color="#3c4b5e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name="Rectangle 1" draw:style-name="gr1" draw:text-style-name="P2" draw:layer="layout" svg:width="6.985cm" svg:height="0.889cm" svg:x="0.059cm" svg:y="0.129cm">
          <text:list text:style-name="L1">
            <text:list-header>
              <text:p text:style-name="P1"><text:span text:style-name="T1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" draw:text-style-name="P2" draw:layer="layout" svg:width="6.985cm" svg:height="0.889cm" svg:x="0.059cm" svg:y="3.057cm">
          <text:list text:style-name="L1">
            <text:list-header>
              <text:p text:style-name="P1"><text:span text:style-name="T1">hypervi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2" draw:layer="layout" svg:width="6.985cm" svg:height="0.889cm" svg:x="0.059cm" svg:y="1.576cm">
          <text:list text:style-name="L1">
            <text:list-header>
              <text:p text:style-name="P1"><text:span text:style-name="T1">guest O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0" draw:style-name="gr4" draw:text-style-name="P3" draw:layer="layout" draw:type="line" svg:x1="2.962cm" svg:y1="2.995cm" svg:x2="2.964cm" svg:y2="2.407cm" svg:d="M2962 2995l2-588" svg:viewBox="0 0 3 589">
          <text:p/>
        </draw:connector>
        <draw:connector draw:name="Straight Arrow Connector 12" draw:style-name="gr4" draw:text-style-name="P3" draw:layer="layout" draw:type="line" svg:x1="4.198cm" svg:y1="2.43cm" svg:x2="4.2cm" svg:y2="3.044cm" svg:d="M4198 2430l2 614" svg:viewBox="0 0 3 615">
          <text:p/>
        </draw:connector>
        <draw:custom-shape draw:name="Rectangle 16" draw:style-name="gr5" draw:text-style-name="P2" draw:layer="layout" svg:width="6.985cm" svg:height="0.889cm" svg:x="0.059cm" svg:y="4.636cm">
          <text:list text:style-name="L1">
            <text:list-header>
              <text:p text:style-name="P1"><text:span text:style-name="T1">hardware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onnector draw:name="Straight Arrow Connector 24" draw:style-name="gr4" draw:text-style-name="P3" draw:layer="layout" draw:type="line" svg:x1="3.786cm" svg:y1="4.569cm" svg:x2="3.788cm" svg:y2="3.981cm" svg:d="M3786 4569l2-588" svg:viewBox="0 0 3 589">
            <text:p/>
          </draw:connector>
          <draw:connector draw:name="Straight Arrow Connector 25" draw:style-name="gr4" draw:text-style-name="P3" draw:layer="layout" draw:type="line" svg:x1="3.433cm" svg:y1="3.96cm" svg:x2="3.435cm" svg:y2="4.57cm" svg:d="M3433 3960l2 610" svg:viewBox="0 0 3 611">
            <text:p/>
          </draw:connector>
        </draw:g>
        <draw:connector draw:name="Straight Arrow Connector 10" draw:style-name="gr4" draw:text-style-name="P3" draw:layer="layout" draw:type="line" svg:x1="2.314cm" svg:y1="1.602cm" svg:x2="2.316cm" svg:y2="1.014cm" svg:d="M2314 1602l2-588" svg:viewBox="0 0 3 589">
          <text:p/>
        </draw:connector>
        <draw:connector draw:name="Straight Arrow Connector 12" draw:style-name="gr4" draw:text-style-name="P3" draw:layer="layout" draw:type="line" svg:x1="4.786cm" svg:y1="1.037cm" svg:x2="4.788cm" svg:y2="1.651cm" svg:d="M4786 1037l2 614" svg:viewBox="0 0 3 6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LT Std Light" svg:font-family="'Helvetica LT Std Light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Light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112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Desnoyers</meta:initial-creator>
    <meta:creation-date>2015-04-27T11:35:08</meta:creation-date>
    <dc:date>2018-08-28T04:17:41.334897682</dc:date>
    <meta:editing-duration>PT6M56S</meta:editing-duration>
    <meta:editing-cycles>2</meta:editing-cycles>
    <meta:generator>NeoOffice/3.2017.4_Professional_Edition$MacOSX_X86_64 NeoOffice_project/0</meta:generator>
    <meta:document-statistic meta:object-count="11"/>
  </office:meta>
</office:document-meta>
</file>